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tcd 0.5.0-alpha.0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5.0-alpha.0'.A1:'etcd 0.5.0-alpha.0'.A1 'etcd 0.5.0-alpha.0'.A2:'etcd 0.5.0-alpha.0'.A22 'etcd 0.5.0-alpha.0'.B1:'etcd 0.5.0-alpha.0'.B1 'etcd 0.5.0-alpha.0'.B2:'etcd 0.5.0-alpha.0'.B22 'etcd 0.5.0-alpha.0'.C1:'etcd 0.5.0-alpha.0'.C1 'etcd 0.5.0-alpha.0'.C2:'etcd 0.5.0-alpha.0'.C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5.0-alpha.0'.A1:'etcd 0.5.0-alpha.0'.A1 'etcd 0.5.0-alpha.0'.A2:'etcd 0.5.0-alpha.0'.A24 'etcd 0.5.0-alpha.0'.C1:'etcd 0.5.0-alpha.0'.C1 'etcd 0.5.0-alpha.0'.C2:'etcd 0.5.0-alpha.0'.C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96in" svg:height="3.5453in" svg:x="8.9287in" svg:y="4.0264in">
            <draw:object draw:notify-on-update-of-ranges="'etcd 0.5.0-alpha.0'.A1:'etcd 0.5.0-alpha.0'.A1 'etcd 0.5.0-alpha.0'.A2:'etcd 0.5.0-alpha.0'.A22 'etcd 0.5.0-alpha.0'.B1:'etcd 0.5.0-alpha.0'.B1 'etcd 0.5.0-alpha.0'.B2:'etcd 0.5.0-alpha.0'.B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Nodes in Dir (10K)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104" calcext:value-type="float">
            <text:p>29.10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28" calcext:value-type="float">
            <text:p>45.2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044" calcext:value-type="float">
            <text:p>76.04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.452" calcext:value-type="float">
            <text:p>93.45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.924" calcext:value-type="float">
            <text:p>112.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.672" calcext:value-type="float">
            <text:p>143.67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.832" calcext:value-type="float">
            <text:p>204.8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.832" calcext:value-type="float">
            <text:p>204.8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0.484" calcext:value-type="float">
            <text:p>220.4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.74" calcext:value-type="float">
            <text:p>220.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.74" calcext:value-type="float">
            <text:p>220.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.76" calcext:value-type="float">
            <text:p>260.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4.776" calcext:value-type="float">
            <text:p>284.7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9.276" calcext:value-type="float">
            <text:p>309.2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9.276" calcext:value-type="float">
            <text:p>309.2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.32" calcext:value-type="float">
            <text:p>337.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8.204" calcext:value-type="float">
            <text:p>368.2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8.46" calcext:value-type="float">
            <text:p>368.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8.46" calcext:value-type="float">
            <text:p>368.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9.316" calcext:value-type="float">
            <text:p>439.316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N=20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ey Value Size:</text:p>
          </table:table-cell>
          <table:table-cell office:value-type="string" calcext:value-type="string">
            <text:p>0 byte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10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2747.600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nodes in dir:</text:p>
          </table:table-cell>
          <table:table-cell office:value-type="string" calcext:value-type="string">
            <text:p>Min .8 s, Max 1.6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<text:span text:style-name="T1">Scenario</text:span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e N nodes in a dir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2:44:23.074594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0-31T13:19:56.266341250</dc:date>
    <meta:editing-duration>PT21H47M33S</meta:editing-duration>
    <meta:editing-cycles>14</meta:editing-cycles>
    <meta:document-statistic meta:table-count="1" meta:cell-count="77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391cm" svg:y="0.316cm" chart:style-name="ch2">
          <text:p>Populating Nodes at Scale</text:p>
        </chart:title>
        <chart:legend chart:legend-position="bottom" svg:x="3.5cm" svg:y="8.222cm" style:legend-expansion="wide" chart:style-name="ch3"/>
        <chart:plot-area chart:style-name="ch4" table:cell-range-address="'etcd 0.5.0-alpha.0'.A1:'etcd 0.5.0-alpha.0'.C22" chart:data-source-has-labels="both" svg:x="1.331cm" svg:y="1.635cm" svg:width="14.031cm" svg:height="5.426cm">
          <chartooo:coordinate-region svg:x="2.138cm" svg:y="1.834cm" svg:width="13.224cm" svg:height="4.58cm"/>
          <chart:axis chart:dimension="x" chart:name="primary-x" chart:style-name="ch5" chartooo:axis-type="auto">
            <chartooo:date-scale/>
            <chart:title svg:x="6.9cm" svg:y="7.241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series chart:style-name="ch11" chart:values-cell-range-address="'etcd 0.5.0-alpha.0'.C2:'etcd 0.5.0-alpha.0'.C22" chart:label-cell-address="'etcd 0.5.0-alpha.0'.C1:'etcd 0.5.0-alpha.0'.C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0">
                <text:p>0</text:p>
                <draw:g>
                  <svg:desc>'etcd 0.5.0-alpha.0'.B2:'etcd 0.5.0-alpha.0'.B22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.104">
                <text:p>29.10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.28">
                <text:p>45.2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6.044">
                <text:p>76.0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.452">
                <text:p>93.45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.924">
                <text:p>112.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3.672">
                <text:p>143.67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4.832">
                <text:p>204.8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4.832">
                <text:p>204.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0.484">
                <text:p>220.4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0.74">
                <text:p>220.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0.74">
                <text:p>220.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0.76">
                <text:p>260.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4.776">
                <text:p>284.7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9.276">
                <text:p>309.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9.276">
                <text:p>309.2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7.32">
                <text:p>337.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8.204">
                <text:p>368.2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8.46">
                <text:p>368.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8.46">
                <text:p>368.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9.316">
                <text:p>439.31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5.0-alpha.0'.A1:'etcd 0.5.0-alpha.0'.A24 'etcd 0.5.0-alpha.0'.C1:'etcd 0.5.0-alpha.0'.C24" chart:data-source-has-labels="both" svg:x="1.331cm" svg:y="1.635cm" svg:width="9.36cm" svg:height="6.21cm">
          <chartooo:coordinate-region svg:x="1.952cm" svg:y="1.834cm" svg:width="8.739cm" svg:height="5.364cm"/>
          <chart:axis chart:dimension="x" chart:name="primary-x" chart:style-name="ch5" chartooo:axis-type="auto">
            <chartooo:date-scale/>
            <chart:title svg:x="4.565cm" svg:y="8.025cm" chart:style-name="ch6">
              <text:p>Nodes In Dir ( 10K)</text:p>
            </chart:title>
            <chart:categories table:cell-range-address="'etcd 0.5.0-alpha.0'.A2:'etcd 0.5.0-alpha.0'.A24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C2:'etcd 0.5.0-alpha.0'.C24" chart:label-cell-address="'etcd 0.5.0-alpha.0'.C1:'etcd 0.5.0-alpha.0'.C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4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5.0-alpha.0'.A1:'etcd 0.5.0-alpha.0'.B22" chart:data-source-has-labels="both" svg:x="1.331cm" svg:y="1.635cm" svg:width="9.281cm" svg:height="6.21cm">
          <chartooo:coordinate-region svg:x="2.138cm" svg:y="1.834cm" svg:width="8.474cm" svg:height="5.364cm"/>
          <chart:axis chart:dimension="x" chart:name="primary-x" chart:style-name="ch5" chartooo:axis-type="auto">
            <chartooo:date-scale/>
            <chart:title svg:x="4.525cm" svg:y="8.025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0">
                <text:p>0</text:p>
                <draw:g>
                  <svg:desc>'etcd 0.5.0-alpha.0'.B2:'etcd 0.5.0-alpha.0'.B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.104">
                <text:p>29.1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6.044">
                <text:p>76.0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.452">
                <text:p>93.4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.924">
                <text:p>112.9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3.672">
                <text:p>143.6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4.832">
                <text:p>204.8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4.832">
                <text:p>204.8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0.484">
                <text:p>220.4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0.74">
                <text:p>220.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0.74">
                <text:p>220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0.76">
                <text:p>260.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4.776">
                <text:p>284.7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9.276">
                <text:p>309.2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9.276">
                <text:p>309.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7.32">
                <text:p>337.3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8.204">
                <text:p>368.2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8.46">
                <text:p>368.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8.46">
                <text:p>368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9.316">
                <text:p>439.3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